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ll dimensions are length x width x height</text:p>
      <text:p text:style-name="Standard"/>
      <text:p text:style-name="Standard">Train Dimensions:</text:p>
      <text:p text:style-name="Standard"><text:tab/>Vehicles: 6 x 2 x 2.5</text:p>
      <text:p text:style-name="Standard"><text:tab/>Trucks: 2 x 2 x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22:07:19.674013091</meta:creation-date>
    <dc:date>2024-11-11T22:07:28.085980738</dc:date>
    <meta:editing-duration>PT9S</meta:editing-duration>
    <meta:editing-cycles>1</meta:editing-cycles>
    <meta:document-statistic meta:table-count="0" meta:image-count="0" meta:object-count="0" meta:page-count="1" meta:paragraph-count="4" meta:word-count="21" meta:character-count="98" meta:non-whitespace-character-count="78"/>
    <meta:generator>LibreOffice/24.8.2.1$Linux_X86_64 LibreOffice_project/480$Build-1</meta:generator>
  </office:meta>
</office:document-meta>
</file>